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5.23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essure / mbar</text:p>
          </table:table-cell>
          <table:table-cell office:value-type="string" calcext:value-type="string">
            <text:p>pressure error/ mbar</text:p>
          </table:table-cell>
          <table:table-cell office:value-type="string" calcext:value-type="string">
            <text:p>Voltage Across Wire/V</text:p>
          </table:table-cell>
          <table:table-cell office:value-type="string" calcext:value-type="string">
            <text:p>Power Supply Voltage/V</text:p>
          </table:table-cell>
          <table:table-cell office:value-type="string" calcext:value-type="string">
            <text:p>Current Across Wire/mA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ivity</text:p>
          </table:table-cell>
          <table:table-cell office:value-type="string" calcext:value-type="string">
            <text:p>Rate of Heat Loss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Rayleigh Number</text:p>
          </table:table-cell>
          <table:table-cell table:number-columns-repeated="5"/>
        </table:table-row>
        <table:table-row table:style-name="ro1">
          <table:table-cell table:style-name="ce1" office:value-type="float" office:value="4.9" calcext:value-type="float">
            <text:p>4.90E+00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57" calcext:value-type="float">
            <text:p>0.057</text:p>
          </table:table-cell>
          <table:table-cell office:value-type="float" office:value="11.29" calcext:value-type="float">
            <text:p>11.29</text:p>
          </table:table-cell>
          <table:table-cell table:formula="of:=[.D2]/([.E2]*0.001)" office:value-type="float" office:value="5.04871567759079" calcext:value-type="float">
            <text:p>5.04871567759079</text:p>
          </table:table-cell>
          <table:table-cell table:formula="of:=[.F2]*(([.$O$31])/([.$O$30]))" office:value-type="float" office:value="0.0000000892181704656534" calcext:value-type="float">
            <text:p>8.92181704656534E-08</text:p>
          </table:table-cell>
          <table:table-cell table:formula="of:=([.E2]*0.001)*[.D2]" office:value-type="float" office:value="0.00064353" calcext:value-type="float">
            <text:p>0.00064353</text:p>
          </table:table-cell>
          <table:table-cell table:formula="of:=40.92 + 52.82*[.G2] - 1.043*([.G2]^2) + 0.0258*[.G2]^3" office:value-type="float" office:value="40.9200047125038" calcext:value-type="float">
            <text:p>40.92000471250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98" calcext:value-type="float">
            <text:p>0.0698</text:p>
          </table:table-cell>
          <table:table-cell office:value-type="float" office:value="0.101" calcext:value-type="float">
            <text:p>0.101</text:p>
          </table:table-cell>
          <table:table-cell office:value-type="float" office:value="19.48" calcext:value-type="float">
            <text:p>19.48</text:p>
          </table:table-cell>
          <table:table-cell table:formula="of:=[.D3]/([.E3]*0.001)" office:value-type="float" office:value="5.18480492813142" calcext:value-type="float">
            <text:p>5.18480492813142</text:p>
          </table:table-cell>
          <table:table-cell table:formula="of:=[.F3]*(([.$O$31])/([.$O$30]))" office:value-type="float" office:value="0.0000000916230660328902" calcext:value-type="float">
            <text:p>9.16230660328902E-08</text:p>
          </table:table-cell>
          <table:table-cell table:formula="of:=([.E3]*0.001)*[.D3]" office:value-type="float" office:value="0.00196748" calcext:value-type="float">
            <text:p>0.00196748</text:p>
          </table:table-cell>
          <table:table-cell table:formula="of:=40.92 + 52.82*[.G3] - 1.043*([.G3]^2) + 0.0258*[.G3]^3" office:value-type="float" office:value="40.9200048395303" calcext:value-type="float">
            <text:p>40.92000483953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146" calcext:value-type="float">
            <text:p>0.146</text:p>
          </table:table-cell>
          <table:table-cell office:value-type="float" office:value="27.89" calcext:value-type="float">
            <text:p>27.89</text:p>
          </table:table-cell>
          <table:table-cell table:formula="of:=[.D4]/([.E4]*0.001)" office:value-type="float" office:value="5.23485120114736" calcext:value-type="float">
            <text:p>5.23485120114736</text:p>
          </table:table-cell>
          <table:table-cell table:formula="of:=[.F4]*(([.$O$31])/([.$O$30]))" office:value-type="float" office:value="0.0000000925074566784015" calcext:value-type="float">
            <text:p>9.25074566784015E-08</text:p>
          </table:table-cell>
          <table:table-cell table:formula="of:=([.E4]*0.001)*[.D4]" office:value-type="float" office:value="0.00407194" calcext:value-type="float">
            <text:p>0.00407194</text:p>
          </table:table-cell>
          <table:table-cell table:formula="of:=40.92 + 52.82*[.G4] - 1.043*([.G4]^2) + 0.0258*[.G4]^3" office:value-type="float" office:value="40.9200048862439" calcext:value-type="float">
            <text:p>40.92000488624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4" calcext:value-type="float">
            <text:p>0.134</text:p>
          </table:table-cell>
          <table:table-cell office:value-type="float" office:value="0.197" calcext:value-type="float">
            <text:p>0.197</text:p>
          </table:table-cell>
          <table:table-cell office:value-type="float" office:value="37.31" calcext:value-type="float">
            <text:p>37.31</text:p>
          </table:table-cell>
          <table:table-cell table:formula="of:=[.D5]/([.E5]*0.001)" office:value-type="float" office:value="5.28008576789065" calcext:value-type="float">
            <text:p>5.28008576789065</text:p>
          </table:table-cell>
          <table:table-cell table:formula="of:=[.F5]*(([.$O$31])/([.$O$30]))" office:value-type="float" office:value="0.0000000933068174553522" calcext:value-type="float">
            <text:p>9.33068174553522E-08</text:p>
          </table:table-cell>
          <table:table-cell table:formula="of:=([.E5]*0.001)*[.D5]" office:value-type="float" office:value="0.00735007" calcext:value-type="float">
            <text:p>0.00735007</text:p>
          </table:table-cell>
          <table:table-cell table:formula="of:=40.92 + 52.82*[.G5] - 1.043*([.G5]^2) + 0.0258*[.G5]^3" office:value-type="float" office:value="40.9200049284661" calcext:value-type="float">
            <text:p>40.92000492846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703" calcext:value-type="float">
            <text:p>0.1703</text:p>
          </table:table-cell>
          <table:table-cell office:value-type="float" office:value="0.251" calcext:value-type="float">
            <text:p>0.251</text:p>
          </table:table-cell>
          <table:table-cell office:value-type="float" office:value="47.31" calcext:value-type="float">
            <text:p>47.31</text:p>
          </table:table-cell>
          <table:table-cell table:formula="of:=[.D6]/([.E6]*0.001)" office:value-type="float" office:value="5.30543225533714" calcext:value-type="float">
            <text:p>5.30543225533714</text:p>
          </table:table-cell>
          <table:table-cell table:formula="of:=[.F6]*(([.$O$31])/([.$O$30]))" office:value-type="float" office:value="0.0000000937547268608558" calcext:value-type="float">
            <text:p>9.37547268608558E-08</text:p>
          </table:table-cell>
          <table:table-cell table:formula="of:=([.E6]*0.001)*[.D6]" office:value-type="float" office:value="0.01187481" calcext:value-type="float">
            <text:p>0.01187481</text:p>
          </table:table-cell>
          <table:table-cell table:formula="of:=40.92 + 52.82*[.G6] - 1.043*([.G6]^2) + 0.0258*[.G6]^3" office:value-type="float" office:value="40.9200049521247" calcext:value-type="float">
            <text:p>40.92000495212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117" calcext:value-type="float">
            <text:p>0.2117</text:p>
          </table:table-cell>
          <table:table-cell office:value-type="float" office:value="0.312" calcext:value-type="float">
            <text:p>0.312</text:p>
          </table:table-cell>
          <table:table-cell office:value-type="float" office:value="58.64" calcext:value-type="float">
            <text:p>58.64</text:p>
          </table:table-cell>
          <table:table-cell table:formula="of:=[.D7]/([.E7]*0.001)" office:value-type="float" office:value="5.3206002728513" calcext:value-type="float">
            <text:p>5.3206002728513</text:p>
          </table:table-cell>
          <table:table-cell table:formula="of:=[.F7]*(([.$O$31])/([.$O$30]))" office:value-type="float" office:value="0.0000000940227678555608" calcext:value-type="float">
            <text:p>9.40227678555608E-08</text:p>
          </table:table-cell>
          <table:table-cell table:formula="of:=([.E7]*0.001)*[.D7]" office:value-type="float" office:value="0.01829568" calcext:value-type="float">
            <text:p>0.01829568</text:p>
          </table:table-cell>
          <table:table-cell table:formula="of:=40.92 + 52.82*[.G7] - 1.043*([.G7]^2) + 0.0258*[.G7]^3" office:value-type="float" office:value="40.9200049662826" calcext:value-type="float">
            <text:p>40.92000496628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763" calcext:value-type="float">
            <text:p>0.2763</text:p>
          </table:table-cell>
          <table:table-cell office:value-type="float" office:value="0.407" calcext:value-type="float">
            <text:p>0.407</text:p>
          </table:table-cell>
          <table:table-cell office:value-type="float" office:value="76.11" calcext:value-type="float">
            <text:p>76.11</text:p>
          </table:table-cell>
          <table:table-cell table:formula="of:=[.D8]/([.E8]*0.001)" office:value-type="float" office:value="5.34752332150834" calcext:value-type="float">
            <text:p>5.34752332150834</text:p>
          </table:table-cell>
          <table:table-cell table:formula="of:=[.F8]*(([.$O$31])/([.$O$30]))" office:value-type="float" office:value="0.0000000944985373973477" calcext:value-type="float">
            <text:p>9.44985373973477E-08</text:p>
          </table:table-cell>
          <table:table-cell table:formula="of:=([.E8]*0.001)*[.D8]" office:value-type="float" office:value="0.03097677" calcext:value-type="float">
            <text:p>0.03097677</text:p>
          </table:table-cell>
          <table:table-cell table:formula="of:=40.92 + 52.82*[.G8] - 1.043*([.G8]^2) + 0.0258*[.G8]^3" office:value-type="float" office:value="40.9200049914127" calcext:value-type="float">
            <text:p>40.92000499141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64" calcext:value-type="float">
            <text:p>0.364</text:p>
          </table:table-cell>
          <table:table-cell office:value-type="float" office:value="0.537" calcext:value-type="float">
            <text:p>0.537</text:p>
          </table:table-cell>
          <table:table-cell office:value-type="float" office:value="99.35" calcext:value-type="float">
            <text:p>99.35</text:p>
          </table:table-cell>
          <table:table-cell table:formula="of:=[.D9]/([.E9]*0.001)" office:value-type="float" office:value="5.40513336688475" calcext:value-type="float">
            <text:p>5.40513336688475</text:p>
          </table:table-cell>
          <table:table-cell table:formula="of:=[.F9]*(([.$O$31])/([.$O$30]))" office:value-type="float" office:value="0.0000000955165909335648" calcext:value-type="float">
            <text:p>9.55165909335648E-08</text:p>
          </table:table-cell>
          <table:table-cell table:formula="of:=([.E9]*0.001)*[.D9]" office:value-type="float" office:value="0.05335095" calcext:value-type="float">
            <text:p>0.05335095</text:p>
          </table:table-cell>
          <table:table-cell table:formula="of:=40.92 + 52.82*[.G9] - 1.043*([.G9]^2) + 0.0258*[.G9]^3" office:value-type="float" office:value="40.9200050451863" calcext:value-type="float">
            <text:p>40.92000504518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106" calcext:value-type="float">
            <text:p>0.4106</text:p>
          </table:table-cell>
          <table:table-cell office:value-type="float" office:value="0.606" calcext:value-type="float">
            <text:p>0.606</text:p>
          </table:table-cell>
          <table:table-cell office:value-type="float" office:value="111.39" calcext:value-type="float">
            <text:p>111.39</text:p>
          </table:table-cell>
          <table:table-cell table:formula="of:=[.D10]/([.E10]*0.001)" office:value-type="float" office:value="5.44034473471586" calcext:value-type="float">
            <text:p>5.44034473471586</text:p>
          </table:table-cell>
          <table:table-cell table:formula="of:=[.F10]*(([.$O$31])/([.$O$30]))" office:value-type="float" office:value="0.0000000961388271651334" calcext:value-type="float">
            <text:p>9.61388271651334E-08</text:p>
          </table:table-cell>
          <table:table-cell table:formula="of:=([.E10]*0.001)*[.E10]" office:value-type="float" office:value="12.4077321" calcext:value-type="float">
            <text:p>12.4077321</text:p>
          </table:table-cell>
          <table:table-cell table:formula="of:=40.92 + 52.82*[.G10] - 1.043*([.G10]^2) + 0.0258*[.G10]^3" office:value-type="float" office:value="40.9200050780528" calcext:value-type="float">
            <text:p>40.92000507805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372" calcext:value-type="float">
            <text:p>0.4372</text:p>
          </table:table-cell>
          <table:table-cell office:value-type="float" office:value="0.645" calcext:value-type="float">
            <text:p>0.645</text:p>
          </table:table-cell>
          <table:table-cell office:value-type="float" office:value="118.23" calcext:value-type="float">
            <text:p>118.23</text:p>
          </table:table-cell>
          <table:table-cell table:formula="of:=[.D11]/([.E11]*0.001)" office:value-type="float" office:value="5.45546815529054" calcext:value-type="float">
            <text:p>5.45546815529054</text:p>
          </table:table-cell>
          <table:table-cell table:formula="of:=[.F11]*(([.$O$31])/([.$O$30]))" office:value-type="float" office:value="0.0000000964060800668652" calcext:value-type="float">
            <text:p>9.64060800668652E-08</text:p>
          </table:table-cell>
          <table:table-cell table:formula="of:=([.E11]*0.001)*[.D11]" office:value-type="float" office:value="0.07625835" calcext:value-type="float">
            <text:p>0.07625835</text:p>
          </table:table-cell>
          <table:table-cell table:formula="of:=40.92 + 52.82*[.G11] - 1.043*([.G11]^2) + 0.0258*[.G11]^3" office:value-type="float" office:value="40.9200050921691" calcext:value-type="float">
            <text:p>40.9200050921691</text:p>
          </table:table-cell>
          <table:table-cell table:number-columns-repeated="6"/>
        </table:table-row>
        <table:table-row table:style-name="ro1"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003" calcext:value-type="float">
            <text:p>3.00E-0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" calcext:value-type="float">
            <text:p>0.017</text:p>
          </table:table-cell>
          <table:table-cell office:value-type="float" office:value="3.91" calcext:value-type="float">
            <text:p>3.91</text:p>
          </table:table-cell>
          <table:table-cell table:formula="of:=[.D12]/([.E12]*0.001)" office:value-type="float" office:value="4.34782608695652" calcext:value-type="float">
            <text:p>4.34782608695652</text:p>
          </table:table-cell>
          <table:table-cell table:formula="of:=[.F12]*(([.$O$31])/([.$O$30]))" office:value-type="float" office:value="0.0000000768324290280112" calcext:value-type="float">
            <text:p>7.68324290280112E-08</text:p>
          </table:table-cell>
          <table:table-cell table:formula="of:=([.E12]*0.001)*[.D12]" office:value-type="float" office:value="0.00006647" calcext:value-type="float">
            <text:p>0.00006647</text:p>
          </table:table-cell>
          <table:table-cell table:formula="of:=40.92 + 52.82*[.G12] - 1.043*([.G12]^2) + 0.0258*[.G12]^3" office:value-type="float" office:value="40.9200040582889" calcext:value-type="float">
            <text:p>40.9200040582889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D13]/([.E13]*0.001)" office:value-type="string" office:string-value="" calcext:value-type="error">
            <text:p>#DIV/0!</text:p>
          </table:table-cell>
          <table:table-cell table:formula="of:=[.F13]*(([.$O$31])/([.$O$30]))" office:value-type="string" office:string-value="" calcext:value-type="error">
            <text:p>#DIV/0!</text:p>
          </table:table-cell>
          <table:table-cell table:formula="of:=([.E13]*0.001)*[.D13]" office:value-type="float" office:value="0" calcext:value-type="float">
            <text:p>0</text:p>
          </table:table-cell>
          <table:table-cell table:formula="of:=40.92 + 52.82*[.G13] - 1.043*([.G13]^2) + 0.0258*[.G13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D14]/([.E14]*0.001)" office:value-type="string" office:string-value="" calcext:value-type="error">
            <text:p>#DIV/0!</text:p>
          </table:table-cell>
          <table:table-cell table:formula="of:=[.F14]*(([.$O$31])/([.$O$30]))" office:value-type="string" office:string-value="" calcext:value-type="error">
            <text:p>#DIV/0!</text:p>
          </table:table-cell>
          <table:table-cell table:formula="of:=([.E14]*0.001)*[.D14]" office:value-type="float" office:value="0" calcext:value-type="float">
            <text:p>0</text:p>
          </table:table-cell>
          <table:table-cell table:formula="of:=40.92 + 52.82*[.G14] - 1.043*([.G14]^2) + 0.0258*[.G14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D15]/([.E15]*0.001)" office:value-type="string" office:string-value="" calcext:value-type="error">
            <text:p>#DIV/0!</text:p>
          </table:table-cell>
          <table:table-cell table:formula="of:=[.F15]*(([.$O$31])/([.$O$30]))" office:value-type="string" office:string-value="" calcext:value-type="error">
            <text:p>#DIV/0!</text:p>
          </table:table-cell>
          <table:table-cell table:formula="of:=([.E15]*0.001)*[.D15]" office:value-type="float" office:value="0" calcext:value-type="float">
            <text:p>0</text:p>
          </table:table-cell>
          <table:table-cell table:formula="of:=40.92 + 52.82*[.G15] - 1.043*([.G15]^2) + 0.0258*[.G15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D16]/([.E16]*0.001)" office:value-type="string" office:string-value="" calcext:value-type="error">
            <text:p>#DIV/0!</text:p>
          </table:table-cell>
          <table:table-cell table:formula="of:=[.F16]*(([.$O$31])/([.$O$30]))" office:value-type="string" office:string-value="" calcext:value-type="error">
            <text:p>#DIV/0!</text:p>
          </table:table-cell>
          <table:table-cell table:formula="of:=([.E16]*0.001)*[.D16]" office:value-type="float" office:value="0" calcext:value-type="float">
            <text:p>0</text:p>
          </table:table-cell>
          <table:table-cell table:formula="of:=40.92 + 52.82*[.G16] - 1.043*([.G16]^2) + 0.0258*[.G16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D17]/([.E17]*0.001)" office:value-type="string" office:string-value="" calcext:value-type="error">
            <text:p>#DIV/0!</text:p>
          </table:table-cell>
          <table:table-cell table:formula="of:=[.F17]*(([.$O$31])/([.$O$30]))" office:value-type="string" office:string-value="" calcext:value-type="error">
            <text:p>#DIV/0!</text:p>
          </table:table-cell>
          <table:table-cell table:formula="of:=([.E17]*0.001)*[.D17]" office:value-type="float" office:value="0" calcext:value-type="float">
            <text:p>0</text:p>
          </table:table-cell>
          <table:table-cell table:formula="of:=40.92 + 52.82*[.G17] - 1.043*([.G17]^2) + 0.0258*[.G17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E18]/([.E18]*0.001)" office:value-type="string" office:string-value="" calcext:value-type="error">
            <text:p>#DIV/0!</text:p>
          </table:table-cell>
          <table:table-cell table:formula="of:=[.F18]*(([.$O$31])/([.$O$30]))" office:value-type="string" office:string-value="" calcext:value-type="error">
            <text:p>#DIV/0!</text:p>
          </table:table-cell>
          <table:table-cell table:formula="of:=([.E18]*0.001)*[.E18]" office:value-type="float" office:value="0" calcext:value-type="float">
            <text:p>0</text:p>
          </table:table-cell>
          <table:table-cell table:formula="of:=40.92 + 52.82*[.G18] - 1.043*([.G18]^2) + 0.0258*[.G18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D19]/([.E19]*0.001)" office:value-type="string" office:string-value="" calcext:value-type="error">
            <text:p>#DIV/0!</text:p>
          </table:table-cell>
          <table:table-cell table:formula="of:=[.F19]*(([.$O$31])/([.$O$30]))" office:value-type="string" office:string-value="" calcext:value-type="error">
            <text:p>#DIV/0!</text:p>
          </table:table-cell>
          <table:table-cell table:formula="of:=([.E19]*0.001)*[.D19]" office:value-type="float" office:value="0" calcext:value-type="float">
            <text:p>0</text:p>
          </table:table-cell>
          <table:table-cell table:formula="of:=40.92 + 52.82*[.G19] - 1.043*([.G19]^2) + 0.0258*[.G19]^3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F20]*(([.$O$31])/([.$O$30])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Length</text:p>
          </table:table-cell>
          <table:table-cell table:style-name="ce1" table:formula="of:=0.25" office:value-type="float" office:value="0.25" calcext:value-type="float">
            <text:p>2.50E-0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rea</text:p>
          </table:table-cell>
          <table:table-cell table:formula="of:=PI()*((0.000075)/2)^2" office:value-type="float" office:value="0.00000000441786466911065" calcext:value-type="float">
            <text:p>4.41786466911065E-0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ravity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oom temperature</text:p>
          </table:table-cell>
          <table:table-cell table:formula="of:=20+273" office:value-type="float" office:value="293" calcext:value-type="float">
            <text:p>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15:57:46.805494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0:56:02.427335588</meta:creation-date>
    <dc:date>2025-03-11T18:32:25.416450867</dc:date>
    <meta:editing-duration>PT1H46M39S</meta:editing-duration>
    <meta:editing-cycles>4</meta:editing-cycles>
    <meta:generator>LibreOffice/25.2.1.2$Linux_X86_64 LibreOffice_project/520$Build-2</meta:generator>
    <meta:document-statistic meta:table-count="1" meta:cell-count="128" meta:object-count="0"/>
  </office:meta>
</office:document-meta>
</file>